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7000001C2EB0F5E1F.png"/>
  <manifest:file-entry manifest:media-type="image/png" manifest:full-path="Pictures/10000000000002080000019441CF49D9.png"/>
  <manifest:file-entry manifest:media-type="image/png" manifest:full-path="Pictures/10000000000002010000016E6C1216F1.png"/>
  <manifest:file-entry manifest:media-type="image/png" manifest:full-path="Pictures/10000000000003D600000228BE379AAB.png"/>
  <manifest:file-entry manifest:media-type="image/png" manifest:full-path="Pictures/10000000000002C4000001F56F8EFE94.png"/>
  <manifest:file-entry manifest:media-type="image/png" manifest:full-path="Pictures/1000000000000370000001C39734D9F3.png"/>
  <manifest:file-entry manifest:media-type="image/png" manifest:full-path="Pictures/100000000000020A000001A7B7BC34AF.png"/>
  <manifest:file-entry manifest:media-type="image/png" manifest:full-path="Pictures/10000000000003E000000233E2750D52.png"/>
  <manifest:file-entry manifest:media-type="image/png" manifest:full-path="Pictures/10000000000002DA000000F8C968D44B.png"/>
  <manifest:file-entry manifest:media-type="image/png" manifest:full-path="Pictures/10000000000002070000016C86468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font-weight="bold" fo:background-color="#b84747" style:font-weight-asian="bold" style:font-weight-complex="bold"/>
    </style:style>
    <style:style style:name="P22" style:family="paragraph" style:parent-style-name="Table_20_Contents">
      <style:text-properties fo:background-color="transparent"/>
    </style:style>
    <style:style style:name="P23" style:family="paragraph" style:parent-style-name="Table_20_Contents">
      <style:text-properties fo:background-color="#ffff00"/>
    </style:style>
    <style:style style:name="P24" style:family="paragraph" style:parent-style-name="Table_20_Contents">
      <style:text-properties style:text-underline-style="none"/>
    </style:style>
    <style:style style:name="P25" style:family="paragraph" style:parent-style-name="Table_20_Contents">
      <style:text-properties style:text-underline-style="none" fo:background-color="#ffff00"/>
    </style:style>
    <style:style style:name="P26" style:family="paragraph" style:parent-style-name="Table_20_Contents">
      <style:text-properties fo:font-style="italic" fo:background-color="#ffff00" style:font-style-asian="italic" style:font-style-complex="italic"/>
    </style:style>
    <style:style style:name="P27" style:family="paragraph" style:parent-style-name="Table_20_Contents">
      <style:text-properties fo:font-style="italic" fo:font-weight="bold" fo:background-color="#ffff00" style:font-style-asian="italic" style:font-weight-asian="bold" style:font-style-complex="italic" style:font-weight-complex="bold"/>
    </style:style>
    <style:style style:name="P28" style:family="paragraph" style:parent-style-name="Table_20_Contents">
      <style:text-properties fo:background-color="#6b4794"/>
    </style:style>
    <style:style style:name="P29" style:family="paragraph" style:parent-style-name="Table_20_Contents">
      <style:text-properties fo:background-color="#b84747"/>
    </style:style>
    <style:style style:name="P30" style:family="paragraph" style:parent-style-name="Table_20_Contents">
      <style:text-properties fo:background-color="#008080"/>
    </style:style>
    <style:style style:name="P31" style:family="paragraph" style:parent-style-name="Table_20_Contents">
      <style:paragraph-properties fo:background-color="#eb613d">
        <style:background-image/>
      </style:paragraph-properties>
    </style:style>
    <style:style style:name="P32" style:family="paragraph" style:parent-style-name="Table_20_Contents">
      <style:paragraph-properties fo:background-color="#eb613d">
        <style:background-image/>
      </style:paragraph-properties>
      <style:text-properties fo:background-color="transparent"/>
    </style:style>
    <style:style style:name="P33" style:family="paragraph" style:parent-style-name="Table_20_Contents">
      <style:paragraph-properties fo:background-color="#eb613d">
        <style:background-image/>
      </style:paragraph-properties>
      <style:text-properties fo:font-weight="bold" style:font-weight-asian="bold" style:font-weight-complex="bold"/>
    </style:style>
    <style:style style:name="P34" style:family="paragraph" style:parent-style-name="Standard">
      <style:paragraph-properties fo:padding="0.0291in" fo:border="none" style:join-border="false"/>
    </style:style>
    <style:style style:name="P35" style:family="paragraph" style:parent-style-name="Standard" style:list-style-name="L1"/>
    <style:style style:name="P36" style:family="paragraph" style:parent-style-name="Standard" style:list-style-name="L2"/>
    <style:style style:name="P37" style:family="paragraph" style:parent-style-name="Text_20_body" style:list-style-name="L3">
      <style:text-properties fo:background-color="#ffff00"/>
    </style:style>
    <style:style style:name="P38" style:family="paragraph" style:parent-style-name="Text_20_body" style:list-style-name="L4">
      <style:text-properties fo:background-color="#ffff00"/>
    </style:style>
    <style:style style:name="P39" style:family="paragraph" style:parent-style-name="Text_20_body" style:list-style-name="L5"/>
    <style:style style:name="P40" style:family="paragraph" style:parent-style-name="Table_20_Contents">
      <style:text-properties fo:background-color="#ffff00"/>
    </style:style>
    <style:style style:name="P41" style:family="paragraph" style:parent-style-name="Table_20_Contents" style:list-style-name="L6">
      <style:text-properties style:text-underline-style="none"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00808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282471352" text:style-name="L1">
        <text:list-item>
          <text:list>
            <text:list-item>
              <text:p text:style-name="P35">relevant</text:p>
              <text:list>
                <text:list-item>
                  <text:p text:style-name="P35">complete according to the phenomena that inspires the question</text:p>
                </text:list-item>
                <text:list-item>
                  <text:p text:style-name="P35">anything left out will change the outcome</text:p>
                </text:list-item>
                <text:list-item>
                  <text:p text:style-name="P35">not relevant added items will produce noise</text:p>
                </text:list-item>
              </text:list>
            </text:list-item>
            <text:list-item>
              <text:p text:style-name="P35">useful</text:p>
            </text:list-item>
            <text:list-item>
              <text:p text:style-name="P35">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31">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3">conceptual model. This paper contributes to this under-</text:p>
            <text:p text:style-name="P23">standing by discussing the artifacts of conceptual model-</text:p>
            <text:p text:style-name="P23">ling and two specific conceptual modelling processes:</text:p>
            <text:p text:style-name="P23">knowledge acquisition and model abstraction. <text:span text:style-name="T16">Knowledge</text:span></text:p>
            <text:p text:style-name="P20"><text:span text:style-name="T15">acquisition</text:span> is the process of finding out about the problem</text:p>
            <text:p text:style-name="P23"><text:span text:style-name="T6">situation and arriving at a system description.</text:span> <text:span text:style-name="T16">Model ab-</text:span></text:p>
            <text:p text:style-name="P20"><text:span text:style-name="T15">straction</text:span> refers to the simplifications made in moving from</text:p>
            <text:p text:style-name="P23"><text:span text:style-name="T6">a system description to a conceptual model</text:span>. Soft Systems</text:p>
            <text:p text:style-name="P23"/>
            <text:p text:style-name="P23">conceptual modelling is the process of abstracting a model from </text:p>
            <text:p text:style-name="P23">the real world. </text:p>
            <text:p text:style-name="Table_20_Contents"/>
            <text:p text:style-name="P23">The process of conceptual modelling requires deci-</text:p>
            <text:p text:style-name="P23">sions to be taken regarding the scope and level of detail of</text:p>
            <text:p text:style-name="P23">the model. It also requires assumptions to be made con-</text:p>
            <text:p text:style-name="P23">cerning the real world and simplifications to be made to the</text:p>
            <text:p text:style-name="P23">model.</text:p>
            <text:p text:style-name="P23"/>
            <text:p text:style-name="Table_20_Contents"/>
            <text:p text:style-name="Table_20_Contents"><text:soft-page-break/></text:p>
            <text:p text:style-name="Table_20_Contents">Figure 1: Artifacts of conceptual modelling</text:p>
            <text:p text:style-name="Table_20_Contents"><draw:frame draw:style-name="fr1" draw:name="graphics11" text:anchor-type="paragraph" svg:width="4.0862in" svg:height="2.8591in" draw:z-index="9"><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3">• System description: a description of the problem situation and the system in which the problem </text:p>
            <text:p text:style-name="P23">situation resides.</text:p>
            <text:p text:style-name="P23">• Conceptual model: ‘the conceptual model is a non-software specific description of the computer</text:p>
            <text:p text:style-name="P23">simulation model (that will be, is or has been developed), describing the objectives, inputs, out-</text:p>
            <text:p text:style-name="P23">puts, content, assumptions and simplifications of</text:p>
            <text:p text:style-name="P23">the model.’ (Robinson 2008)</text:p>
            <text:p text:style-name="P23">• Computer model: a software specific design and software representation of the conceptual model.</text:p>
            <text:p text:style-name="P23"/>
            <text:p text:style-name="Table_20_Contents">Per tenir una correcta descripció de cada punt : pg 952(2 del pdf)... mandatory reading.</text:p>
            <text:p text:style-name="Table_20_Contents"/>
            <text:p text:style-name="P23">Because the real world is not fully known or knowable, the</text:p>
            <text:p text:style-name="P23">system description is only a partial representation of the</text:p>
            <text:p text:style-name="P23">real world. There are limits to the knowledge about the</text:p>
            <text:p text:style-name="P23">real world because:</text:p>
            <text:p text:style-name="P23">• The real world has not been observed in all possible states. If the system exists, it will not have</text:p>
            <text:p text:style-name="P23">been in every state possible and so cannot have been observed in every state. In many cases the</text:p>
            <text:p text:style-name="P23">system does not yet exist; the only state in which it has been observed may be a design drawing.</text:p>
            <text:p text:style-name="P23">• Observations about the real world are incomplete. Observers will not have been able to record every</text:p>
            <text:p text:style-name="P23">aspect of the state of the system, and often such information is very limited.</text:p>
            <text:p text:style-name="P23">• Observations are subject to observer perceptions. Different observers may interpret events in a sys-</text:p>
            <text:p text:style-name="P23">tem differently. Hence there may be multiple accounts of the same phenomenon.<text:span text:style-name="T17">(aquest ultim punt </text:span></text:p>
            <text:p text:style-name="P30">te molta semblança el que es diu a Thinking Tools)</text:p>
            <text:p text:style-name="Table_20_Contents"/>
            <text:p text:style-name="Table_20_Contents"/>
            <text:p text:style-name="Table_20_Contents">(aquest paràgraf ja el tens afegit al tex, oi?)</text:p>
            <text:p text:style-name="P23">The benefits of simpler models are well docu-</text:p>
            <text:p text:style-name="P23">mented (Innis and Rexstad 1983; Ward 1989; Salt 1993;</text:p>
            <text:p text:style-name="P23">Chwif et al. 2000; Lucas and McGunnigle 2003; Thomas</text:p>
            <text:p text:style-name="P23">and Charpentier 2005):</text:p>
            <text:p text:style-name="P23"><text:soft-page-break/>• Simple models can be developed faster</text:p>
            <text:p text:style-name="P23">• Simple models are more flexible</text:p>
            <text:p text:style-name="P23">• Simple models require less data</text:p>
            <text:p text:style-name="P23">• Simple models run faster</text:p>
            <text:p text:style-name="P23">• The results are easier to interpret since the struc-</text:p>
            <text:p text:style-name="P23">ture of the model is better understood</text:p>
            <text:p text:style-name="P23"/>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3">Effective models require a real world that has enough structure so that some of the</text:p>
            <text:p text:style-name="P23">details can be ignored. This implies the existence of solid and stable</text:p>
            <text:p text:style-name="P23">building blocks that encapsulate key parts of the real system’s behavior.</text:p>
            <text:p text:style-name="P23">Such building blocks provide enough separation from details to allow</text:p>
            <text:p text:style-name="P23">modeling to proceed. For example, Mendel was able to develop his...</text:p>
            <text:p text:style-name="P23">...the organization of the firm. This ability to ignore is a crucial component</text:p>
            <text:p text:style-name="P23">of scientific progress as it allows us, just like the parent trying to stop</text:p>
            <text:p text:style-name="P23">the endless regress of a three-year-old’s “why” questions, to say “just</text:p>
            <text:p text:style-name="P23">because.” Of course, the art of good science is knowing when to say</text:p>
            <text:p text:style-name="P23">“just because,” for if we are able to invoke that incantation at the</text:p>
            <text:p text:style-name="P23">right moment, the sand underlying our model’s foundation will turn</text:p>
            <text:p text:style-name="P23">to stone.</text:p>
            <text:p text:style-name="Table_20_Contents"/>
            <text:p text:style-name="P23">Systems, whether scientific models or real-world entities, that do</text:p>
            <text:p text:style-name="P23">not have sufficient underlying structure are very unstable, difficult to</text:p>
            <text:p text:style-name="P23">understand, and hard to control. Imagine a world in which every detail</text:p>
            <text:p text:style-name="P23">mattered—even a slight alteration in the world would result in a cascade</text:p>
            <text:p text:style-name="P23">of changes that resonate throughout all levels of the system. For complex</text:p>
            <text:p text:style-name="P23">systems (either real or artificial) to be built and maintained, there needs</text:p>
            <text:p text:style-name="P23">to be some isolation of the component parts, lest “for want of a nail” we</text:p>
            <text:p text:style-name="P23">lose the kingdom.</text:p>
            <text:p text:style-name="Table_20_Contents"><text:line-break/><text:span text:style-name="T5">Maps are valuable for a variety of reasons. One reason is that they</text:span></text:p>
            <text:p text:style-name="P23">leave out a lot of unnecessary details. In so doing, they minimize</text:p>
            <text:p text:style-name="P23">distractions and allow us to focus on the questions that we most care</text:p>
            <text:p text:style-name="P23">about. Good maps are those that have just barely enough details.</text:p>
            <text:p text:style-name="Table_20_Contents"/>
            <text:p text:style-name="P23">Another desirable feature of a map is that it is easily understandable</text:p>
            <text:p text:style-name="P23">to others. Maps must communicate their ideas across people and time.</text:p>
            <text:p text:style-name="P23">To accomplish this task effectively, they not only need to be simple, but</text:p>
            <text:p text:style-name="P23">users must have a common understanding. Sometimes this understanding</text:p>
            <text:p text:style-name="P23">is communicated explicitly by, say, the use of legends (which hopefully</text:p>
            <text:p text:style-name="P23">incorporate some intuitive design features, such as having rest stops</text:p>
            <text:p text:style-name="P23"><text:soft-page-break/>being marked by picnic table icons). Often, we also require an implicit</text:p>
            <text:p text:style-name="P23">understanding on the part of the user. In the case of a map, users are</text:p>
            <text:p text:style-name="P23">assumed to know that some of the compromises made to create the</text:p>
            <text:p text:style-name="P23">map require counterintuitive thinking—for example, the shortest route</text:p>
            <text:p text:style-name="P23">between two points may not be a straight line. Misunderstandings about</text:p>
            <text:p text:style-name="P23">the implicit knowledge embodied in a map often lead to serious mistakes.</text:p>
            <text:p text:style-name="Table_20_Contents"/>
            <text:p text:style-name="P23">We assume that the real world consists of various states, S, and a</text:p>
            <text:p text:style-name="P23">transition function F (S) that maps a given state at time t into a new state</text:p>
            <text:p text:style-name="P23">at time t + 1. The function F (S) is unknown to the modeler, and while</text:p>
            <text:p text:style-name="P23">the modeler would like to uncover F (S), this will typically be impossible</text:p>
            <text:p text:style-name="P23">given the dimensionality of the state space and potential complexity of</text:p>
            <text:p text:style-name="P23">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4">Nd</text:span> Ed</text:p>
            <text:p text:style-name="Table_20_Contents"/>
            <text:p text:style-name="P23">Models are convenient worlds. They are artificial worlds that have been deliberately </text:p>
            <text:p text:style-name="P23">created to help with understanding the possible consequences of particular actions. </text:p>
            <text:p text:style-name="P23">They are part of a process of ‘‘reflection before action’’ (Boothroyd, 1978). The </text:p>
            <text:p text:style-name="P23">models may be quantitative or qualitative, but in any case they will be simplified </text:p>
            <text:p text:style-name="P23">abstractions of the system of interest.</text:p>
            <text:p text:style-name="Table_20_Contents"/>
            <text:p text:style-name="P23">model as the term is used within Management Science. One of the earliest</text:p>
            <text:p text:style-name="P23">definitions simply says that <text:span text:style-name="T6">a model is a representation of reality</text:span> (Ackoff and</text:p>
            <text:p text:style-name="P23">Sasieni, 1968). This definition is appealing in its simplicity, but it ignores the</text:p>
            <text:p text:style-name="P23">question of why the model is being built. This aspect is crucial, for a model is</text:p>
            <text:p text:style-name="P23">always a simplification, and such simplification must be done with a view to</text:p>
            <text:p text:style-name="P23">the intended use of the model. If this issue is ignored a modeller could go on</text:p>
            <text:p text:style-name="P23">modelling for ever in the safe and sure knowledge that parts of reality have</text:p>
            <text:p text:style-name="P23">been left out. This simple definition must therefore be expanded to consider</text:p>
            <text:p text:style-name="P23">the purpose for which the model is being built. Thus, a suitable definition for</text:p>
            <text:p text:style-name="P23">the present discussion is that <text:span text:style-name="T6">a model is a representation of reality intended for</text:span></text:p>
            <text:p text:style-name="P23"><text:span text:style-name="T6">some definite purpose</text:span>.</text:p>
            <text:p text:style-name="Table_20_Contents"/>
            <text:p text:style-name="P23">“...management science, models are often built to enable a manager to exercise</text:p>
            <text:p text:style-name="P23">better control or to help people to understand a complicated situation. Thus a</text:p>
            <text:p text:style-name="P23">third stage definition is that <text:span text:style-name="T6">a model is a representation of reality that is intended to be</text:span></text:p>
            <text:p text:style-name="P23"><text:span text:style-name="T6">of use to someone charged with managing or understanding that reality.</text:span>”</text:p>
            <text:p text:style-name="Table_20_Contents"/>
            <text:p text:style-name="P23">demonstrated that Management Science could also be of value to people who</text:p>
            <text:p text:style-name="P23">are not in positions of such power (Ritchie et al., 1994). It would, therefore, be</text:p>
            <text:p text:style-name="P23">sensible to extend the definition yet further so as to include these possibilities.</text:p>
            <text:p text:style-name="P23">Thus, the definition becomes <text:span text:style-name="T6">a model is a representation of reality intended to be of use to</text:span></text:p>
            <text:p text:style-name="P23"><text:span text:style-name="T6">someone in understanding, changing, managing and controlling that reality</text:span>.</text:p>
            <text:p text:style-name="Table_20_Contents"/>
            <text:p text:style-name="P23">Needless to say, anyone who attempts to consider how road space should be</text:p>
            <text:p text:style-name="P23"><text:soft-page-break/>used in our crowded world must think through these <text:span text:style-name="T6">different Weltan-</text:span></text:p>
            <text:p text:style-name="P23"><text:span text:style-name="T6">schauungen</text:span>. Our worldviews affect what we see and how we describe our</text:p>
            <text:p text:style-name="P23">experiences. They also affect our choices. To cope with this realization that</text:p>
            <text:p text:style-name="P23">different worldviews may lead to different descriptions of reality, we need to</text:p>
            <text:p text:style-name="P23">adopt an approach to modelling that is, using Zeigler’s (1984) term, multi-</text:p>
            <text:p text:style-name="P23">faceted. <text:span text:style-name="T6">That is, we may need to accept that multiple models are possible for</text:span></text:p>
            <text:p text:style-name="P23"><text:span text:style-name="T6">a single apparent reality</text:span>.</text:p>
            <text:p text:style-name="Table_20_Contents"/>
            <text:p text:style-name="P23">We also need to accept, though it is already implicit in the definition, that <text:span text:style-name="T6">no</text:span></text:p>
            <text:p text:style-name="P23"><text:span text:style-name="T6">model can ever be complete</text:span>. This is for two reasons. First, were a model to be a</text:p>
            <text:p text:style-name="P23">complete one-on-one mapping of something, then it would be just as complex</text:p>
            <text:p text:style-name="P23">as the real thing and we would then have <text:span text:style-name="T6">two of those somethings</text:span>. This may be</text:p>
            <text:p text:style-name="P23">satisfying for an <text:span text:style-name="T6">art-forger</text:span>, but rather negates what we shall see later to be</text:p>
            <text:p text:style-name="P23">some of the advantages in modelling. The second reason is that, unless we</text:p>
            <text:p text:style-name="P23">include the entire universe in our model, then <text:span text:style-name="T6">there is always the risk that</text:span></text:p>
            <text:p text:style-name="P23"><text:span text:style-name="T6">something is missing</text:span>. There may be some relationship between our area of</text:p>
            <text:p text:style-name="P23">interest and another part of reality that is missing from the model.</text:p>
            <text:p text:style-name="Table_20_Contents"/>
            <text:p text:style-name="P23">Our definition now becomes: <text:span text:style-name="T6">a model is a representation of part of reality as seen</text:span></text:p>
            <text:p text:style-name="P20">by the people who wish to use it to understand, to change, to manage and to control</text:p>
            <text:p text:style-name="P23"><text:span text:style-name="T6">that part of reality</text:span>. A further criticism might be that this definition has no</text:p>
            <text:p text:style-name="P23">mention of improvement. Surely people engage in modelling because they wish</text:p>
            <text:p text:style-name="P23">to improve something? The only sensible answer to that question is to recall</text:p>
            <text:p text:style-name="P23">that multiple Weltanschauungen are possible and that one person’s improve-</text:p>
            <text:p text:style-name="P23">ment may be regarded as a disaster for someone else. Hence our definition delib-</text:p>
            <text:p text:style-name="P23">erately excludes any statement about improvement.</text:p>
            <text:p text:style-name="P23"/>
            <text:p text:style-name="P23">Final definition?<text:bookmark-start text:name="__DdeLink__3491_185295898"/></text:p>
            <text:p text:style-name="P27">a model is an external and explicit representation of part of reality as seen by the</text:p>
            <text:p text:style-name="P27">people who wish to use that model to understand, to change, to manage and to control</text:p>
            <text:p text:style-name="P26"><text:span text:style-name="T6">that part of reality</text:span>.<text:bookmark-end text:name="__DdeLink__3491_185295898"/></text:p>
            <text:p text:style-name="P26"/>
            <text:p text:style-name="Table_20_Contents"/>
            <text:p text:style-name="P21"><text:bookmark-start text:name="__DdeLink__2887_1832262207"/>Experiment with reality</text:p>
            <text:p text:style-name="P23">Considering this option takes us right back to the building of single-arch bridges</text:p>
            <text:p text:style-name="P23">from stone. The same arguments apply here as they do for bridge-builders.</text:p>
            <text:p text:style-name="P23">Trying possible options out for real is all very well, and can be very exciting,</text:p>
            <text:p text:style-name="P23">but it can also be disastrous for the following reasons.</text:p>
            <text:p text:style-name="P29"><text:span text:style-name="T6">Cost</text:span> </text:p>
            <text:p text:style-name="P23">In most situations in which we need to respond or to exercize some</text:p>
            <text:p text:style-name="P23">control, we have a range of options open to us. The range may be quite small</text:p>
            <text:p text:style-name="P23">(do we place the new factory in Wales, or should it be in France?) or it might</text:p>
            <text:p text:style-name="P23">be almost infinite (what control algorithm should be developed to ensure air-</text:p>
            <text:p text:style-name="P23">craft safety in crowded airspace?). Trying out any option in practice always</text:p>
            <text:p text:style-name="P23">incurs cost. The cost per option may be quite small, and if the range of options</text:p>
            <text:p text:style-name="P23">is limited this may be a very sensible way to operate. But if the cost per option</text:p>
            <text:p text:style-name="P23">is high or the range of options is almost infinite, experimentation with reality</text:p>
            <text:p text:style-name="P23">can be very expensive.</text:p>
            <text:p text:style-name="P21"><text:soft-page-break/>Time </text:p>
            <text:p text:style-name="P23">There is often not enough time to try out all the options in practice,</text:p>
            <text:p text:style-name="P23">even when the range is small. To be sure where to locate our factory we may</text:p>
            <text:p text:style-name="P23">need to see how the option works out over a 10-year period if we are to get a real-</text:p>
            <text:p text:style-name="P23">istic return on the investment. This would clearly be impossible. On a smaller</text:p>
            <text:p text:style-name="P23">scale, if we need to decide how best to route service vehicles around an urban</text:p>
            <text:p text:style-name="P23">area, there may be too many options to make it worthwhile even attempting to</text:p>
            <text:p text:style-name="P23">experiment in practice. Thus the times taken to conduct the experiments mean</text:p>
            <text:p text:style-name="P23">that experimentation on reality is likely to lead to very restricted experiments.</text:p>
            <text:p text:style-name="P29"><text:span text:style-name="T6">Replication</text:span> </text:p>
            <text:p text:style-name="P23">Linked to these two is the need, on occasions, for replication.</text:p>
            <text:p text:style-name="P23">Sometimes a case has to be argued for a change or for some control to be exer-</text:p>
            <text:p text:style-name="P23">cized. This can mean arguing the case at different levels within an organization</text:p>
            <text:p text:style-name="P23">and with different groups of people. They may wish to see the effects of the</text:p>
            <text:p text:style-name="P23">policy and they may wish, entirely legitimately, to try out the same experiments</text:p>
            <text:p text:style-name="P23">themselves. Another reason for replication is statistical variation. For example,</text:p>
            <text:p text:style-name="P23">the demand for most products is variable and unpredictable, except in statis-</text:p>
            <text:p text:style-name="P23">tical terms. Any policy to be investigated may need to be examined under a</text:p>
            <text:p text:style-name="P23">wide range of demand patterns to check its sensitivity. Thus replication may</text:p>
            <text:p text:style-name="P23">be needed, and this is both time-consuming and costly on the real system.</text:p>
            <text:p text:style-name="P29"><text:span text:style-name="T6">Danger</text:span> </text:p>
            <text:p text:style-name="P23">When things go wrong, catastrophe may result. The analogy here</text:p>
            <text:p text:style-name="P23">with bridges is obvious: no one would wish a bridge to collapse, injuring</text:p>
            <text:p text:style-name="P23">hundreds of people and costing huge sums. The same is true in the realm of</text:p>
            <text:p text:style-name="P23">Management Science. The result of trying to cram more aircraft into a</text:p>
            <text:p text:style-name="P23">restricted airspace may be to increase the risk of collision to an unacceptable</text:p>
            <text:p text:style-name="P23">level. Most of us would rather that this were established by experiments on</text:p>
            <text:p text:style-name="P23">models of the airspace and the control policies rather than by the use of real</text:p>
            <text:p text:style-name="P23">aircraft. Especially when we are on those aircraft!</text:p>
            <text:p text:style-name="P29"><text:span text:style-name="T6">Legality</text:span> </text:p>
            <text:p text:style-name="P23">There are times when we may need to see what effect a change in the</text:p>
            <text:p text:style-name="P23">law might have. One possibility is to break the law and then see what happens.</text:p>
            <text:p text:style-name="P23">This may be very well if you are employed by the Mafia but is unlikely to</text:p>
            <text:p text:style-name="P23">endear you to the rest of society. Hence it is much better to develop a model</text:p>
            <text:p text:style-name="P23">of how things would be were the law to be different. This can be used to see</text:p>
            <text:p text:style-name="P23">the effects of various changes and allows us to see whether it might be worth</text:p>
            <text:p text:style-name="P23">pressing for a change in those laws.<text:bookmark-end text:name="__DdeLink__2887_1832262207"/></text:p>
            <text:p text:style-name="Table_20_Contents">→</text:p>
            <text:p text:style-name="P29"><text:span text:style-name="T6">Experiment with reality:{Cost,</text:span> <text:span text:style-name="T6">Time, Replication,</text:span> <text:span text:style-name="T6">Danger,</text:span> <text:span text:style-name="T6">Legality</text:span>}</text:p>
            <text:p text:style-name="Table_20_Contents"/>
            <text:p text:style-name="Table_20_Contents"/>
            <text:p text:style-name="P23"/>
            <text:p text:style-name="P20">Therefore it is not a valid criticism that models are simplifications, for it is</text:p>
            <text:p text:style-name="P23"><text:span text:style-name="T6">precisely such approximation that makes them useful</text:span>. The important question</text:p>
            <text:p text:style-name="P23">to ask is, therefore, what degree of simplification is sensible and can this be</text:p>
            <text:p text:style-name="P23">known in advance? As part of an answer to this question, consider Table 1.1,</text:p>
            <text:p text:style-name="P23">which identifies some of the important differences between a model and reality</text:p>
            <text:p text:style-name="P23">using the term ‘‘reality’’ to represent the part of the real world being modelled.</text:p>
            <text:p text:style-name="Table_20_Contents"><text:soft-page-break/></text:p>
            <text:p text:style-name="P23">Thus, in modelling terms, the application of Occam’s razor should lead us to</text:p>
            <text:p text:style-name="P23">develop <text:span text:style-name="T6">models that are as simple as possible and yet are valid and useful for</text:span></text:p>
            <text:p text:style-name="P23"><text:span text:style-name="T6">their intended purpose.</text:span> That is, whether an element of a model is <text:span text:style-name="T4">necessary</text:span> (in</text:p>
            <text:p text:style-name="P23">terms of Occam’s razor) <text:span text:style-name="T4">will depend on its intended purpose</text:span>.</text:p>
            <text:p text:style-name="Table_20_Contents"/>
            <text:p text:style-name="P23">The point of a model is to make explicit or concrete whatever aspect of reality</text:p>
            <text:p text:style-name="P23">is being investigated. In some cases, the model is being developed in order to</text:p>
            <text:p text:style-name="P23"><text:span text:style-name="T6">gain some understanding</text:span> about how the real world operates. In this sense, the</text:p>
            <text:p text:style-name="P23">model <text:span text:style-name="T6">becomes a theory</text:span> that tries to explain what has been observed to occur.</text:p>
            <text:p text:style-name="Table_20_Contents"/>
            <text:p text:style-name="P23">Our impressions of the world are always partial, both in the sense that we do not </text:p>
            <text:p text:style-name="P23">experience everything and also in the sense that we may well be biased. Thus our </text:p>
            <text:p text:style-name="P23">concept of what is going on in the real world will consist of ill-defined views and</text:p>
            <text:p text:style-name="P23">arguments unless they are properly codified and documented within a formal</text:p>
            <text:p text:style-name="P23">and well-defined model. </text:p>
            <text:p text:style-name="P23"/>
            <text:p text:style-name="P23">The task of the modeller is to take these ill-defined and implicit views of</text:p>
            <text:p text:style-name="P23">reality and cast them in some form well enough defined to be at least understood</text:p>
            <text:p text:style-name="P23">and argued over by other people. In the case of Management Science, this</text:p>
            <text:p text:style-name="P23">model may need to be represented in some computable form to allow for rapid</text:p>
            <text:p text:style-name="P23">experiments on the model so as to make inferences about the real world.</text:p>
            <text:p text:style-name="Table_20_Contents"/>
            <text:p text:style-name="Table_20_Contents"/>
            <text:p text:style-name="Table_20_Contents"/>
            <text:p text:style-name="Table_20_Contents">Control Theory ( pot estar be afegir això quan parlis d'agents)</text:p>
            <text:p text:style-name="Table_20_Contents"><draw:frame draw:style-name="fr2" draw:name="graphics10" text:anchor-type="paragraph" svg:x="0.0126in" svg:y="0.0118in" svg:width="3.348in" svg:height="1.6965in" draw:z-index="7"><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text:soft-page-break/>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837754200" text:style-name="L2">
        <text:list-item>
          <text:list>
            <text:list-item>
              <text:p text:style-name="P36">boundaries</text:p>
            </text:list-item>
            <text:list-item>
              <text:p text:style-name="P36">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text:soft-page-break/></text:p>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text:soft-page-break/>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soft-page-break/><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2" draw:name="graphics3" text:anchor-type="paragraph" svg:x="0.3091in" svg:y="0.0984in" svg:width="3.8in" svg:height="2.1571in" draw:z-index="10"><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2" draw:name="graphics4" text:anchor-type="paragraph" svg:x="0.4437in" svg:y="0.0465in" svg:width="3.7693in" svg:height="2.1189in" draw:z-index="8"><draw:image xlink:href="Pictures/10000000000003D600000228BE379AAB.png" xlink:type="simple" xlink:show="embed" xlink:actuate="onLoad"/></draw:fram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text:soft-page-break/>(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soft-page-break/><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0">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soft-page-break/><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text:soft-page-break/>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text:soft-page-break/></text:p>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1">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ext:soft-page-break/>
        <table:table-row>
          <table:table-cell table:style-name="Table3.A2" office:value-type="string">
            <text:p text:style-name="P31">Benefits of ABM ( possible subsection)</text:p>
          </table:table-cell>
        </table:table-row>
        <table:table-row>
          <table:table-cell table:style-name="Table3.A2" office:value-type="string">
            <text:p text:style-name="P23">(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8">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577964729" text:style-name="L3">
              <text:list-item>
                <text:p text:style-name="P37"><text:bookmark text:name="list-21"/><text:bookmark text:name="list-item-51"/><text:bookmark text:name="p-191"/>The behavior of individuals cannot be clearly defined through aggregate transition rates.</text:p>
              </text:list-item>
              <text:list-item>
                <text:p text:style-name="P37"><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7"><text:bookmark text:name="list-item-71"/><text:bookmark text:name="p-211"/>Activities are a more natural way of describing the system than processes.</text:p>
              </text:list-item>
              <text:list-item>
                <text:p text:style-name="P37"><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7"><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3"/>
            <text:p text:style-name="P23">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3"><text:line-break/><text:soft-page-break/>A last characteristic feature of agent computing, although not often noted, is that once a</text:p>
            <text:p text:style-name="P23">model has been created it provides not merely one aspect of the solution — the equilibria, say, or</text:p>
            <text:p text:style-name="P23">the stability — but rather entire solution trajectories.[Axtell2000]</text:p>
          </table:table-cell>
        </table:table-row>
        <table:table-row>
          <table:table-cell table:style-name="Table3.A2" office:value-type="string">
            <text:p text:style-name="P32">ABM issues</text:p>
          </table:table-cell>
        </table:table-row>
        <table:table-row>
          <table:table-cell table:style-name="Table3.A2" office:value-type="string">
            <text:p text:style-name="P23">[Axtell2000]%%TODO desplagia</text:p>
            <text:p text:style-name="P23">However, the agent-based modeling methodology has one significant disadvantage vis-a-</text:p>
            <text:p text:style-name="P23">vis mathematical modeling. Despite the fact that each run of such a model yields is a sufficiency</text:p>
            <text:p text:style-name="P23">theorem, a single run does not provide any information on the robustness of such theorems. That</text:p>
            <text:p text:style-name="P23">is, given that agent model A yields result R, how much change in A is necessary in order for R to</text:p>
            <text:p text:style-name="P23">no longer obtain? In mathematical economics such questions are often formally resolvable via</text:p>
            <text:p text:style-name="P23">inspection, simple differentiation, the implicit function theorem, comparative statics, and so on.</text:p>
            <text:p text:style-name="P23">The only way to treat this problem in agent computing is through multiple runs, systematically</text:p>
            <text:p text:style-name="P23">varying initial conditions or parameters in order to assess the robustness of results. While the</text:p>
            <text:p text:style-name="P23">curse of dimensionality places a practical upper bound on the size of the parameter space that can</text:p>
            <text:p text:style-name="P23">be checked for robustness, it is also the case that vast performance increases of computer</text:p>
            <text:p text:style-name="P23">hardware are rapidly converting what was once perhaps a fatal difficulty into a manageable one.</text:p>
          </table:table-cell>
        </table:table-row>
        <table:table-row>
          <table:table-cell table:style-name="Table3.A2" office:value-type="string">
            <text:p text:style-name="P31">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1">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1">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text:soft-page-break/>(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8">there is potential for emergent phenomena, i.e., when: <text:line-break/>.- Agent behaviour is non linear ( weight sum of variables), or is expressed with discontinuities, if-then rules in a categorical framework or in discrete non continous manner.</text:span></text:p>
            <text:p text:style-name="P22">.- Under memory phenomena, path-dependence, and hysteresis, non-markovian behavior, or temporal <text:soft-page-break/>correlations, including learning and adaptation. </text:p>
            <text:p text:style-name="P22">.-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33">Complexity</text:p>
          </table:table-cell>
        </table:table-row>
        <table:table-row>
          <table:table-cell table:style-name="Table3.A2" office:value-type="string">
            <text:p text:style-name="P31">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text:soft-page-break/>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574117329" text:style-name="L4">
        <text:list-item>
          <text:p text:style-name="P38"><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8"><text:bookmark text:name="list-item-21"/><text:bookmark text:name="p-65"/>When space is crucial and the agents' positions are not fixed. Example: fire escape, theme park, supermarket, traffic.</text:p>
        </text:list-item>
        <text:list-item>
          <text:p text:style-name="P38"><text:bookmark text:name="list-item-22"/><text:bookmark text:name="p-66"/>When the population is heterogeneous, when each individual is (potentially) different. Example: virtually every example in this article. </text:p>
        </text:list-item>
        <text:list-item>
          <text:p text:style-name="P38"><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8"><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text:soft-page-break/></text:p>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text:soft-page-break/></text:p>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668072775" text:style-name="L5">
        <text:list-item>
          <text:p text:style-name="P39"><text:bookmark text:name="list-2"/><text:bookmark text:name="list-item-5"/><text:bookmark text:name="p-19"/>The behavior of individuals cannot be clearly defined through aggregate transition rates.</text:p>
        </text:list-item>
        <text:list-item>
          <text:p text:style-name="P39"><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9"><text:bookmark text:name="list-item-7"/><text:bookmark text:name="p-21"/>Activities are a more natural way of describing the system than processes.</text:p>
        </text:list-item>
        <text:list-item>
          <text:p text:style-name="P39"><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9"><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1">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1">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3">function UPDATE-STATE, which is responsible for creating the new internal state description.</text:p>
            <text:p text:style-name="P23">As well as interpreting the new percept in the light of existing knowledge about the state, it</text:p>
            <text:p text:style-name="P23">uses information about how the world evolves to keep track of the unseen parts of the world,</text:p>
            <text:p text:style-name="P23">and also must know about what the agent's actions do to the state of the world. Detailed</text:p>
            <text:p text:style-name="P23">examples appear in Chapters 10 and 17.</text:p>
          </table:table-cell>
        </table:table-row>
        <table:table-row>
          <table:table-cell table:style-name="Table4.A2" office:value-type="string">
            <text:p text:style-name="P31">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text:soft-pag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1">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3">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draw:frame draw:style-name="fr2" draw:name="graphics7" text:anchor-type="paragraph" svg:x="0.1346in" svg:y="0.1661in" svg:width="3.1744in" svg:height="2.6291in" draw:z-index="6"><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ext:soft-page-break/>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4"/>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1">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text:soft-page-break/>(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soft-pag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1">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1">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3">ical theories verified by physical experiments are usually related to reduc-</text:p>
            <text:p text:style-name="P23">tionism (the top-down view to lower levels). They describe the particles,</text:p>
            <text:p text:style-name="P23"><text:s/>laws and interactions based on particular symmetries and invariance princi-</text:p>
            <text:p text:style-name="P23">ples on a given level or scale. New computational theories and agent-based</text:p>
            <text:p text:style-name="P23">simulations are more related to emergentism (the bottom-up view to higher</text:p>
            <text:p text:style-name="P23"><text:soft-page-break/>levels). Agent based simulations and theories describe phenomena between</text:p>
            <text:p text:style-name="P23">certain predefined traditional levels, they are the connection and missing link</text:p>
            <text:p text:style-name="P23">between the phenomena and processes on different scales. Reductionism pro-</text:p>
            <text:p text:style-name="P23">vides the scaffold and defines the main stages and levels, emergentism is the</text:p>
            <text:p text:style-name="P23">framework which describes the life on these different layers and provides the</text:p>
            <text:p text:style-name="P23">stairways and the elevators. Reductionism and emergentism are complemen-</text:p>
            <text:p text:style-name="P23">tary and supplementary to one another, emergentism needs a grounding and</text:p>
            <text:p text:style-name="P23">a base, reductionism needs connection and coherence: emergentism with-</text:p>
            <text:p text:style-name="P23">out reductionism is vague and unclear, reductionism without emergentism is</text:p>
            <text:p text:style-name="P23">unconnected and noncoherent.</text:p>
            <text:p text:style-name="P23">... The name emergence in complex systems is used if there is a</text:p>
            <text:p text:style-name="P23">feedback from the phenomena to the agent again.</text:p>
            <text:p text:style-name="P23"/>
            <text:p text:style-name="P23"/>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3">physical laws, with their ever-expanding consequences, seem to belie the</text:p>
            <text:p text:style-name="P23">view that <text:span text:style-name="T6">emergence cannot be described scientifically</text:span>. Indeed, I think the</text:p>
            <text:p text:style-name="P23">barriers to developing a mechanical explanation of self-generated enhan-</text:p>
            <text:p text:style-name="P23">cement, and emergence, are not ones of principle. The difficulty, it seems</text:p>
            <text:p text:style-name="P23">to me, stems more from the daunting diversity of emergent phenomena.”<text:line-break/>(Emergence, J.H.Holland)<text:line-break/></text:p>
            <text:p text:style-name="P23">It is unlikely that a topic as complicated as emergence will submit meekly</text:p>
            <text:p text:style-name="P23">to a concise definition, and I have no such definition to offer. I can,</text:p>
            <text:p text:style-name="P23">however, provide some markers that stake out the territory, along with</text:p>
            <text:p text:style-name="P23">some requirements for studying the terrain.<text:line-break/>(Emergence, p14, J.H.Holland)<text:line-break/><text:line-break/>The first step in staking out the territory is simply noting, again, that</text:p>
            <text:p text:style-name="P23">small numbers of rules or laws can generate systems of surprising com-</text:p>
            <text:p text:style-name="P23">plexity. Moreover, this complexity is not just the complexity of random</text:p>
            <text:p text:style-name="P23">patterns. There are recognizable features, as in a pointillist painting. In</text:p>
            <text:p text:style-name="P23">addition, the systems are animated - dynamic. Though the laws are in-</text:p>
            <text:p text:style-name="P23">variant, the things they govern are changing. The changing patterns of the</text:p>
            <text:p text:style-name="P23">pieces in a board game, or the trajectories of baseballs, planets, and</text:p>
            <text:p text:style-name="P23"><text:soft-page-break/>galaxies under Newton's laws, show the way. The rules or laws generate</text:p>
            <text:p text:style-name="P23">the complexity, and the ever-changing flux of patterns that follows leads</text:p>
            <text:p text:style-name="Table_20_Contents"><text:span text:style-name="T5">to perpetual novelty and emergence.<text:line-break/>(Emergence, p14-15, J.H.Holland)<text:line-break/></text:span><text:line-break/></text:p>
            <text:p text:style-name="P23">Recognizable, repeating features or patterns are pivotal in understan-</text:p>
            <text:p text:style-name="P23">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3"><text:span text:style-name="T6">emergente)</text:span> That a phenomenon is regular does not mean that it is easy to</text:p>
            <text:p text:style-name="P23">recognize or explain. The task can be difficult even when the laws under-</text:p>
            <text:p text:style-name="P23">pinning the dynamics are known. In chess it took centuries of study to</text:p>
            <text:p text:style-name="P23">recognize certain patterns of play, such as the control of pawn forma-</text:p>
            <text:p text:style-name="P23">tions, yet these patterns greatly enhance the possibility of winning the</text:p>
            <text:p text:style-name="P23">game. Similarly, it took centuries of study to extract some of the regular</text:p>
            <text:p text:style-name="P23">dynamic patterns inherent in Newton's laws, such as the gravitational</text:p>
            <text:p text:style-name="P23">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text:soft-page-break/>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1">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1">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3"><text:s/>population growth leads to competition for food other resources (space, mate partners, etc... ).</text:p>
            <text:p text:style-name="P23">(Thomas Malthus)</text:p>
            <text:p text:style-name="Table_20_Contents"/>
            <text:p text:style-name="Table_20_Contents"/>
            <text:p text:style-name="P23">the islands. Darwin hypothesized that the geographical isolation imposed</text:p>
            <text:p text:style-name="P23">by the different islands, as well as the local environmental conditions, led</text:p>
            <text:p text:style-name="P23">to the evolution of these many different species from a small number of</text:p>
            <text:p text:style-name="P23">ancestors.</text:p>
            <text:p text:style-name="P24"><text:bookmark-start text:name="__DdeLink__2427_1111256757"/></text:p>
            <text:list xml:id="list386277445" text:style-name="L6">
              <text:list-item>
                <text:p text:style-name="P41">Gradual change over long periods can produce very large effects.</text:p>
              </text:list-item>
              <text:list-item>
                <text:p text:style-name="P41">Population growth combined with limited resources creates a struggle for</text:p>
                <text:p text:style-name="P41">existence. </text:p>
              </text:list-item>
              <text:list-item>
                <text:p text:style-name="P41">Collections of individuals acting in self-interested ways produce</text:p>
                <text:p text:style-name="P41">global benefit. </text:p>
              </text:list-item>
              <text:list-item>
                <text:p text:style-name="P41">Life seems to allow almost infinite variation, and a species’</text:p>
              </text:list-item>
              <text:list-item>
                <text:p text:style-name="P41">particular traits seem designed for the very environment in which the species</text:p>
                <text:p text:style-name="P41">lives. </text:p>
              </text:list-item>
              <text:list-item>
                <text:p text:style-name="P41">Species branch out from common ancestors.</text:p>
                <text:p text:style-name="P41"><text:bookmark-end text:name="__DdeLink__2427_1111256757"/></text:p>
              </text:list-item>
            </text:list>
            <text:p text:style-name="P24"><text:soft-page-break/></text:p>
            <text:p text:style-name="P25">Individual organisms have more offspring than can survive, given limited</text:p>
            <text:p text:style-name="P25">food resources. The offspring are not exact copies of the parents but have</text:p>
            <text:p text:style-name="P25">some small amount of random variation in their traits. The traits that allow</text:p>
            <text:p text:style-name="P25">some offspring to survive and reproduce will be passed on to further offspring,</text:p>
            <text:p text:style-name="P25">thus spreading in the population. Very gradually, through reproduction with</text:p>
            <text:p text:style-name="P25">random variation and individual struggles for existence, new species will be</text:p>
            <text:p text:style-name="P25">formed with traits ideally adapted to their environments. Darwin called this</text:p>
            <text:p text:style-name="P25">process evolution by natural selection.</text:p>
            <text:p text:style-name="P24"/>
            <text:p text:style-name="P24"><text:line-break/><text:bookmark-start text:name="__DdeLink__2429_1111256757"/><text:span text:style-name="T5">To summarize the major ideas of Darwin’s theory:</text:span></text:p>
            <text:p text:style-name="P25">• Evolution has occurred; that is, all species descend from a common</text:p>
            <text:p text:style-name="P25">ancestor. The history of life is a branching tree of species.</text:p>
            <text:p text:style-name="P25">• Natural selection occurs when the number of births is greater than</text:p>
            <text:p text:style-name="P25">existing resources can support so that individuals undergo</text:p>
            <text:p text:style-name="P25">competition for resources.</text:p>
            <text:p text:style-name="P25">• Traits of organisms are inherited with variation. The variation is in</text:p>
            <text:p text:style-name="P25">some sense <text:span text:style-name="T1">random</text:span>—that is, there is no force or bias leading to</text:p>
            <text:p text:style-name="P25">variations that increase fitness (though, as I mentioned previously,</text:p>
            <text:p text:style-name="P25">Darwin himself accepted Lamarck’s view that there are such forces).</text:p>
            <text:p text:style-name="P25">Variations that turn out to be adaptive in the current environment are<text:line-break/>likely to be <text:span text:style-name="T1">selected</text:span>, meaning that organisms with those variations are</text:p>
            <text:p text:style-name="P25">more likely to survive and thus pass on the new traits to their</text:p>
            <text:p text:style-name="P25">offspring, causing the number of organisms with those traits to</text:p>
            <text:p text:style-name="P25">increase over subsequent generations.</text:p>
            <text:p text:style-name="P25">• Evolutionary change is constant and gradual via the accumulation of</text:p>
            <text:p text:style-name="P25">small, favorable variations.<text:line-break/><text:bookmark-end text:name="__DdeLink__2429_1111256757"/></text:p>
            <text:p text:style-name="P25">A major issue not explained by Darwin’s theory was exactly how traits are</text:p>
            <text:p text:style-name="P25">passed on from parent to offspring, and how variation in those traits—upon</text:p>
            <text:p text:style-name="P25">which natural selection acts—comes about. The discovery that DNA is the</text:p>
            <text:p text:style-name="P25">carrier of hereditary information did not take place until the 1940s. Many</text:p>
            <text:p text:style-name="P25">theories of heredity were proposed in the 1800s, but none was widely accepted</text:p>
            <text:p text:style-name="P25">until the “rediscovery” in 1900 of the work of Gregor Mendel.</text:p>
            <text:p text:style-name="P24"/>
            <text:p text:style-name="Table_20_Contents"><text:span text:style-name="T12"><text:s/></text:span><text:span text:style-name="T13">unification of Darwinism and Mendelism, The Modern Synthesis:</text:span></text:p>
            <text:p text:style-name="P25">• Natural selection is the major mechanism of evolutionary change and</text:p>
            <text:p text:style-name="P25">adaptation.</text:p>
            <text:p text:style-name="P25">• Evolution is a gradual process, occurring via natural selection on very</text:p>
            <text:p text:style-name="P25">small random variations in individuals. Variation of this sort is highly</text:p>
            <text:p text:style-name="P25">abundant in populations and is not biased in any direction (e.g., it</text:p>
            <text:p text:style-name="P25">does not intrinsically lead to “improvement,” as believed by Lamarck).</text:p>
            <text:p text:style-name="P25">The source of individual variation is random genetic mutations and</text:p>
            <text:p text:style-name="P25">recombinations.</text:p>
            <text:p text:style-name="P25">• Macroscale phenomena, such as the origin of new species, can be</text:p>
            <text:p text:style-name="P25">explained by the microscopic process of gene variation and natural</text:p>
            <text:p text:style-name="P25">selection.</text:p>
            <text:p text:style-name="P25"><text:soft-page-break/></text:p>
            <text:p text:style-name="P24"/>
            <text:p text:style-name="P25">...the evolutionary change of one species might lead to repercussions all over the ecosystem to</text:p>
            <text:p text:style-name="Table_20_Contents"><text:span text:style-name="T13">which it appertains.</text:span><text:span text:style-name="T12"> (el plancton I altres microplantes dels oceans varen omplir l'atmòsfera d'oxígen)</text:span></text:p>
            <text:p text:style-name="P24"/>
            <text:p text:style-name="P24"/>
            <text:p text:style-name="P24"/>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1">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0">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0">i més endevant afegirem el pack de proficiency en les skills que definirem per als agents.</text:span><text:bookmark-end text:name="__DdeLink__2431_1111256757"/><text:span text:style-name="T10"> <text:s/></text:span><text:bookmark-end text:name="__DdeLink__2433_1111256757"/></text:p>
            <text:p text:style-name="P28"/>
            <text:p text:style-name="P28">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1">Evolucio:Co-evolucio</text:p>
          </table:table-cell>
        </table:table-row>
        <table:table-row>
          <table:table-cell table:style-name="Table5.A2" office:value-type="string">
            <text:p text:style-name="P26"><text:bookmark-start text:name="__DdeLink__2435_1111256757"/>Coevolution. When two or more species form an interdependent ecosystem</text:p>
            <text:p text:style-name="P26">the evolutionary progress of part of the ecosystem will generally induce co-</text:p>
            <text:p text:style-name="P26">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text:soft-page-break/></text:p>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1">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1">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1">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7T15:54:41</dc:date>
    <meta:editing-duration>P12DT6H14M8S</meta:editing-duration>
    <meta:editing-cycles>526</meta:editing-cycles>
    <meta:document-statistic meta:table-count="7" meta:image-count="11" meta:object-count="0" meta:page-count="38" meta:paragraph-count="1028" meta:word-count="12592" meta:character-count="81184" meta:non-whitespace-character-count="68941"/>
  </office:meta>
</office:document-meta>
</file>